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4.548in"/>
    </style:style>
    <style:style style:name="co4" style:family="table-column">
      <style:table-column-properties fo:break-before="auto" style:column-width="1.5161in"/>
    </style:style>
    <style:style style:name="co5" style:family="table-column">
      <style:table-column-properties fo:break-before="auto" style:column-width="0.7063in"/>
    </style:style>
    <style:style style:name="co6" style:family="table-column">
      <style:table-column-properties fo:break-before="auto" style:column-width="0.6807in"/>
    </style:style>
    <style:style style:name="co7" style:family="table-column">
      <style:table-column-properties fo:break-before="auto" style:column-width="4.5602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PRE-FEST">
      <style:table-properties table:display="true" style:writing-mode="lr-tb" tableooo:tab-color="#e4eef8"/>
    </style:style>
    <style:style style:name="ta2" style:family="table" style:master-page-name="PageStyle_5f_WEDNESDAY">
      <style:table-properties table:display="true" style:writing-mode="lr-tb" tableooo:tab-color="#e4eef8"/>
    </style:style>
    <style:style style:name="ta3" style:family="table" style:master-page-name="PageStyle_5f_THURSDAY">
      <style:table-properties table:display="true" style:writing-mode="lr-tb" tableooo:tab-color="#e4eef8"/>
    </style:style>
    <style:style style:name="ta4" style:family="table" style:master-page-name="PageStyle_5f_FRIDAY">
      <style:table-properties table:display="true" style:writing-mode="lr-tb" tableooo:tab-color="#e4eef8"/>
    </style:style>
    <style:style style:name="ta5" style:family="table" style:master-page-name="PageStyle_5f_SATURDAY">
      <style:table-properties table:display="true" style:writing-mode="lr-tb" tableooo:tab-color="#e4eef8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5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149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149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1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7" style:family="table-cell" style:parent-style-name="Default" style:data-style-name="N147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18" style:family="table-cell" style:parent-style-name="Default" style:data-style-name="N100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2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23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3333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24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5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6" style:family="table-cell" style:parent-style-name="Default" style:data-style-name="N42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7" style:family="table-cell" style:parent-style-name="Default" style:data-style-name="N42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  <style:text-properties style:font-name="Liberation Sans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padding="0.028in"/>
      <style:paragraph-properties fo:text-align="start" fo:margin-left="0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fo:color="#ffffff"/>
    </style:style>
    <style:style style:name="T3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super"/>
    </style:style>
    <style:style style:name="T4" style:family="text">
      <style:text-properties style:font-name="Century Gothic" style:font-style-complex="normal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fo:color="#ffffff" style:text-position="0%"/>
    </style:style>
    <style:style style:name="T5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6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per"/>
    </style:style>
    <style:style style:name="T7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8" style:family="text">
      <style:text-properties fo:color="#ffffff" style:font-name="Century Gothic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PRE-FEST" table:style-name="ta1" table:print-ranges="'PRE-FEST'.B2:'PRE-FEST'.D18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office:value-type="string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17" office:value-type="string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office:value-type="string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NOW()" office:value-type="date" office:date-value="2017-02-09T23:30:52.594794" calcext:value-type="date">
            <text:p>02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MARCH 25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9:00-1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00-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00-5:00</text:p>
          </table:table-cell>
          <table:table-cell table:style-name="ce14" office:value-type="string" calcext:value-type="string">
            <text:p>Fit Up / Hang Lighting and Soun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MARCH 26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Focus Lighting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5:00-TBA</text:p>
          </table:table-cell>
          <table:table-cell table:style-name="ce14" office:value-type="string" calcext:value-type="string">
            <text:p>Troubleshooting - Ben Roose and Brianna Baxley Only (if required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MONDAY / TUESDAY - MARCH 27th / 28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9:30-11:00</text:p>
          </table:table-cell>
          <table:table-cell table:style-name="ce14" office:value-type="string" calcext:value-type="string">
            <text:p>WSU Dancers to Lay Dance Floor (Monda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Mon-Tues</text:p>
          </table:table-cell>
          <table:table-cell table:style-name="ce14" office:value-type="string" calcext:value-type="string">
            <text:p>Ben and Brianna to Troubleshoot and Clean Up Prior to Festival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/>
          <table:table-cell table:style-name="ce15" office:value-type="string" calcext:value-type="string">
            <text:p>END OF PRE-FESTIVAL FIT UP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'PRE-FEST'.$B$2:.$D$18" table:range-usable-as="print-range"/>
        </table:named-expressions>
      </table:table>
      <table:table table:name="WEDNESDAY" table:style-name="ta2" table:print-ranges="WEDNESDAY.B2:WEDNESDAY.D26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9T23:30:52.594794" calcext:value-type="date">
            <text:p>02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WEDNESDAY – MARCH 29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1:00</text:p>
          </table:table-cell>
          <table:table-cell table:style-name="ce14" office:value-type="string" calcext:value-type="string">
            <text:p>Tech Time if Required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20-12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30-3:4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40-5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50-6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6:30-9:15</text:p>
          </table:table-cell>
          <table:table-cell table:style-name="ce28" office:value-type="string" calcext:value-type="string">
            <text:p>ADJUDCATION CONCERT 1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1H15M00S" calcext:value-type="time">
            <text:p>09:1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WEDNESDAY.$B$2:.$D$28" table:range-usable-as="print-range"/>
        </table:named-expressions>
      </table:table>
      <table:table table:name="THURSDAY" table:style-name="ta3" table:print-ranges="THURSDAY.B2:THURSDAY.D37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9T23:30:52.594794" calcext:value-type="date">
            <text:p>02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THURSDAY – MARCH 30<text:span text:style-name="T1">th</text:span>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30-7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50-8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10-8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30-8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50-9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00-9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20-9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9:40-10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0:20-10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30-10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50-1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10-11:3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30-12:0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00-12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2:30-2:30</text:p>
          </table:table-cell>
          <table:table-cell table:style-name="ce28" office:value-type="string" calcext:value-type="string">
            <text:p>ADJUDCATION CONCERT 2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30-2:5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30-3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50-4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4:10-4:2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20-4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40-5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00-5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20-5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40-6:0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6:00-7:00</text:p>
          </table:table-cell>
          <table:table-cell table:number-columns-repeated="2" table:style-name="ce15" office:value-type="string" calcext:value-type="string">
            <text:p>Buffer/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00-7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7:30-9:15</text:p>
          </table:table-cell>
          <table:table-cell table:style-name="ce28" office:value-type="string" calcext:value-type="string">
            <text:p>ADJUDCATION CONCERT 3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1H15M00S" calcext:value-type="time">
            <text:p>09:1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4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THURSDAY.$B$2:.$D$39" table:range-usable-as="print-range"/>
        </table:named-expressions>
      </table:table>
      <table:table table:name="FRIDAY" table:style-name="ta4" table:print-ranges="FRIDAY.B2:FRIDAY.D28">
        <office:forms form:automatic-focus="false" form:apply-design-mode="false"/>
        <table:table-column table:style-name="co1" table:default-cell-style-name="ce1"/>
        <table:table-column table:style-name="co2" table:default-cell-style-name="ce21"/>
        <table:table-column table:style-name="co7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2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23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9T23:30:52.594794" calcext:value-type="date">
            <text:p>02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4"/>
          <table:table-cell table:style-name="ce12" office:value-type="string" calcext:value-type="string">
            <text:p>FRIDAY – MARCH 31st, 2017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25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26" office:value-type="string" calcext:value-type="string">
            <text:p>9:00-10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00-10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20-10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0:40-11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1:20-11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30-1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1:50-1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12:10-1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10-1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30-1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1:50-2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2:30-2:4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2:40-3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00-3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3:20-3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3:40-4:5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4:50-5:3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5:30-8:00</text:p>
          </table:table-cell>
          <table:table-cell table:style-name="ce28" office:value-type="string" calcext:value-type="string">
            <text:p>ADJUDCATION CONCERT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string" calcext:value-type="string">
            <text:p>8:00-8:15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26" office:value-type="string" calcext:value-type="string">
            <text:p>8:15-9:45</text:p>
          </table:table-cell>
          <table:table-cell table:style-name="ce28" office:value-type="string" calcext:value-type="string">
            <text:p>ADJUDCATION FEEDBACK 4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27" office:value-type="time" office:time-value="PT21H45M00S" calcext:value-type="time">
            <text:p>09:45 PM</text:p>
          </table:table-cell>
          <table:table-cell table:number-columns-repeated="2" table:style-name="ce15" office:value-type="string" calcext:value-type="string">
            <text:p>END OF DA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1" table:number-rows-repeated="1048534">
          <table:table-cell table:number-columns-repeated="1024"/>
        </table:table-row>
        <table:table-row table:style-name="ro5" table:number-rows-repeated="10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'PRE-FEST'.$A$1" table:cell-range-address="$FRIDAY.$B$2:.$D$36" table:range-usable-as="print-range"/>
        </table:named-expressions>
      </table:table>
      <table:table table:name="SATURDAY" table:style-name="ta5" table:print-ranges="SATURDAY.B2:SATURDAY.D34">
        <office:forms form:automatic-focus="false" form:apply-design-mode="false"/>
        <table:shapes>
          <draw:frame draw:z-index="0" draw:name="Image 1" draw:style-name="gr1" draw:text-style-name="P1" svg:width="0.713in" svg:height="0.3181in" svg:x="0.3579in" svg:y="12.7972in">
            <draw:image xlink:href="Pictures/1000404E00000D3B000004A15D83E7C7.svg" xlink:type="simple" xlink:show="embed" xlink:actuate="onLoad">
              <text:p/>
            </draw:image>
            <draw:image xlink:href="Pictures/10000201000000800000002D70AD4C3A.png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column table:style-name="co6" table:number-columns-repeated="3" table:default-cell-style-name="ce19"/>
        <table:table-column table:style-name="co6" table:number-columns-repeated="767" table:default-cell-style-name="ce2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4" table:formula="of:=[$'PRE-FEST'.B2]" office:value-type="string" office:string-value="ACDA 2017 Central Technical Schedule v1" calcext:value-type="string" table:number-columns-spanned="2" table:number-rows-spanned="1">
            <text:p>ACDA 2017 Central Technical Schedule v1</text:p>
          </table:table-cell>
          <table:covered-table-cell table:style-name="ce10"/>
          <table:table-cell table:style-name="ce29" table:formula="of:=[$'PRE-FEST'.D2]" office:value-type="string" office:string-value="Updated:" calcext:value-type="string">
            <text:p>Updated:</text:p>
          </table:table-cell>
          <table:table-cell table:style-name="ce2" table:number-columns-repeated="1020"/>
        </table:table-row>
        <table:table-row table:style-name="ro3">
          <table:table-cell table:style-name="ce3"/>
          <table:table-cell table:style-name="ce5" table:formula="of:=[$'PRE-FEST'.B3]" office:value-type="string" office:string-value="SUBJECT TO CHANGE" calcext:value-type="string" table:number-columns-spanned="2" table:number-rows-spanned="1">
            <text:p>SUBJECT TO CHANGE</text:p>
          </table:table-cell>
          <table:covered-table-cell table:style-name="ce11"/>
          <table:table-cell table:style-name="ce18" table:formula="of:=[$'PRE-FEST'.D3]" office:value-type="date" office:date-value="2017-02-09T23:30:52.594794" calcext:value-type="date">
            <text:p>02/09/2017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ATURDAY – <text:span text:style-name="T2">APRIL 1</text:span><text:span text:style-name="T3">st</text:span><text:span text:style-name="T4">,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 table:style-name="ce3"/>
          <table:table-cell table:style-name="ce7" office:value-type="string" calcext:value-type="string">
            <text:p>TIME</text:p>
          </table:table-cell>
          <table:table-cell table:style-name="ce13" office:value-type="string" calcext:value-type="string">
            <text:p>WILNER THEATRE (Technical Rehearsals/Concerts)</text:p>
          </table:table-cell>
          <table:table-cell table:style-name="ce13" office:value-type="string" calcext:value-type="string">
            <text:p>NOTES</text:p>
          </table:table-cell>
          <table:table-cell table:style-name="ce3" table:number-columns-repeated="1020"/>
        </table:table-row>
        <table:table-row table:style-name="ro4">
          <table:table-cell/>
          <table:table-cell table:style-name="ce8" office:value-type="string" calcext:value-type="string">
            <text:p>10:00-11:00</text:p>
          </table:table-cell>
          <table:table-cell table:style-name="ce14" office:value-type="string" calcext:value-type="string">
            <text:p>Technical Reset (CREW ONLY) - If Required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00-11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20-11:4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1:40-12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00-12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2:20-12:3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30-1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2:50-1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1:10-2:10</text:p>
          </table:table-cell>
          <table:table-cell table:number-columns-repeated="2" table:style-name="ce15" office:value-type="string" calcext:value-type="string">
            <text:p>LUNCH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10-2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30-2:5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2:50-3:1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10-3:3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3:30-3:4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3:40-4:0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00-4:20</text:p>
          </table:table-cell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4:20-4:40</text:p>
          </table:table-cell>
          <table:table-cell table:style-name="ce14" office:value-type="string" calcext:value-type="string">
            <text:p>Technical Reset (CREW ONLY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4:40-6:20</text:p>
          </table:table-cell>
          <table:table-cell table:number-columns-repeated="2" table:style-name="ce15" office:value-type="string" calcext:value-type="string">
            <text:p>DINNER</text:p>
          </table:table-cell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6:20-7:00</text:p>
          </table:table-cell>
          <table:table-cell table:style-name="ce14" office:value-type="string" calcext:value-type="string">
            <text:p>B/O Check </text:p>
            <text:p>→ House Open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7:00-9:45</text:p>
          </table:table-cell>
          <table:table-cell table:style-name="ce28" office:value-type="string" calcext:value-type="string">
            <text:p>GALA CONCERT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string" calcext:value-type="string">
            <text:p>9:45-10:00</text:p>
          </table:table-cell>
          <table:table-cell table:number-columns-repeated="2" table:style-name="ce15" office:value-type="string" calcext:value-type="string">
            <text:p>Buffer/Break</text:p>
          </table:table-cell>
          <table:table-cell table:number-columns-repeated="1020"/>
        </table:table-row>
        <table:table-row table:style-name="ro4">
          <table:table-cell/>
          <table:table-cell table:style-name="ce9" office:value-type="float" office:value="0.916666666666667" calcext:value-type="float">
            <text:p>10:00 PM</text:p>
          </table:table-cell>
          <table:table-cell table:number-columns-repeated="2" table:style-name="ce15" office:value-type="string" calcext:value-type="string">
            <text:p>GALA RECEPTION</text:p>
          </table:table-cell>
          <table:table-cell table:number-columns-repeated="1020"/>
        </table:table-row>
        <table:table-row table:style-name="ro4">
          <table:table-cell/>
          <table:table-cell table:style-name="ce8"/>
          <table:table-cell table:style-name="ce14" table:number-columns-repeated="2"/>
          <table:table-cell table:number-columns-repeated="1020"/>
        </table:table-row>
        <table:table-row table:style-name="ro4">
          <table:table-cell/>
          <table:table-cell table:style-name="ce6"/>
          <table:table-cell table:style-name="ce12" office:value-type="string" calcext:value-type="string">
            <text:p>SUNDAY – <text:span text:style-name="T5">APRIL 2</text:span><text:span text:style-name="T6">nd</text:span><text:span text:style-name="T7">,</text:span><text:span text:style-name="T8"> 2017</text:span></text:p>
          </table:table-cell>
          <table:table-cell table:style-name="ce12"/>
          <table:table-cell table:number-columns-repeated="1020"/>
        </table:table-row>
        <table:table-row table:style-name="ro4">
          <table:table-cell/>
          <table:table-cell table:style-name="ce8" office:value-type="string" calcext:value-type="string">
            <text:p>1:00-5:00</text:p>
          </table:table-cell>
          <table:table-cell table:style-name="ce14" office:value-type="string" calcext:value-type="string">
            <text:p>Strike (Crew and WSU Dancers)</text:p>
          </table:table-cell>
          <table:table-cell table:style-name="ce14"/>
          <table:table-cell table:number-columns-repeated="1020"/>
        </table:table-row>
        <table:table-row table:style-name="ro4">
          <table:table-cell/>
          <table:table-cell table:style-name="ce9" office:value-type="float" office:value="0.708333333333333" calcext:value-type="float">
            <text:p>5:00 PM</text:p>
          </table:table-cell>
          <table:table-cell table:style-name="ce15" office:value-type="string" calcext:value-type="string">
            <text:p>END OF ACDA 2017 CONFERENCE</text:p>
          </table:table-cell>
          <table:table-cell table:style-name="ce1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0" table:number-columns-spanned="1" table:number-rows-spanned="2"/>
          <table:table-cell table:style-name="ce31" office:value-type="string" calcext:value-type="string" table:number-columns-spanned="2" table:number-rows-spanned="1">
            <text:p>Except where otherwise noted, this work is licensed under Creative Commons Attribution-ShareAlike 4.0.</text:p>
          </table:table-cell>
          <table:covered-table-cell table:style-name="ce32"/>
          <table:table-cell table:number-columns-repeated="1020"/>
        </table:table-row>
        <table:table-row table:style-name="ro1">
          <table:table-cell/>
          <table:covered-table-cell/>
          <table:table-cell table:style-name="ce31" office:value-type="string" calcext:value-type="string" table:number-columns-spanned="2" table:number-rows-spanned="1">
            <text:p><text:a xlink:href="https://creativecommons.org/licenses/by-sa/4.0/" xlink:type="simple">https://creativecommons.org/licenses/by-sa/4.0/</text:a></text:p>
          </table:table-cell>
          <table:covered-table-cell table:style-name="ce32"/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PRE-FEST'.$A$1" table:cell-range-address="$SATURDAY.$B$2:.$D$31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0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5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2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2">
      <number:text-content/>
      <style:map style:condition="value()&gt;=0" style:apply-style-name="N152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402in" fo:margin-bottom="0.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8.5in" fo:page-height="11in" style:num-format="1" style:print-orientation="portrait" fo:margin-top="0.2402in" fo:margin-bottom="0.5in" fo:margin-left="0.5in" fo:margin-right="0.5in" style:first-page-number="continue" style:scale-to-X="1" style:scale-to-Y="3" style:table-centering="horizontal" style:writing-mode="lr-tb"/>
      <style:header-style>
        <style:header-footer-properties fo:min-height="0.2902in" fo:margin-left="0.25in" fo:margin-right="0.25in" fo:margin-bottom="0.1201in"/>
      </style:header-style>
      <style:footer-style>
        <style:header-footer-properties fo:min-height="0.2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4902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6">
      <style:page-layout-properties fo:page-width="8.5in" fo:page-height="11in" style:num-format="1" style:print-orientation="portrait" fo:margin-top="0.2598in" fo:margin-bottom="0.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/00/0000</text:date>, <text:time style:data-style-name="N2" text:time-value="23:18:22.5582738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3">
      <style:header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4">
      <style:header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5">
      <style:header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6">
      <style:header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ve-day event schedule</dc:title>
    <meta:initial-creator>Microsoft Corporation</meta:initial-creator>
    <meta:creation-date>2002-08-02T11:23:10</meta:creation-date>
    <dc:date>2017-02-09T23:31:24.822143976</dc:date>
    <meta:print-date>2011-03-18T12:21:47</meta:print-date>
    <meta:editing-cycles>37</meta:editing-cycles>
    <meta:editing-duration>PT7H19M54S</meta:editing-duration>
    <meta:generator>LibreOffice/4.3.3.2$Linux_X86_64 LibreOffice_project/430m0$Build-2</meta:generator>
    <meta:document-statistic meta:table-count="5" meta:cell-count="231" meta:object-count="1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
XL Batch 2

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